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64cm" fo:margin-left="0.584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4.396cm"/>
    </style:style>
    <style:style style:name="Table1.C" style:family="table-column">
      <style:table-column-properties style:column-width="4.226cm"/>
    </style:style>
    <style:style style:name="Table1.D" style:family="table-column">
      <style:table-column-properties style:column-width="3.246cm"/>
    </style:style>
    <style:style style:name="Table1.E" style:family="table-column">
      <style:table-column-properties style:column-width="3.101cm"/>
    </style:style>
    <style:style style:name="Table1.1" style:family="table-row">
      <style:table-row-properties style:min-row-height="1.379cm" fo:keep-together="auto"/>
    </style:style>
    <style:style style:name="Table1.A1" style:family="table-cell">
      <style:table-cell-properties fo:padding-left="0.009cm" fo:padding-right="0.009cm" fo:padding-top="0cm" fo:padding-bottom="0cm" fo:border="0.5pt solid #000000"/>
    </style:style>
    <style:style style:name="Table1.D1" style:family="table-cell">
      <style:table-cell-properties fo:padding-left="0.009cm" fo:padding-right="0.009cm" fo:padding-top="0cm" fo:padding-bottom="0cm" fo:border-left="0.5pt solid #000000" fo:border-right="0.75pt solid #000000" fo:border-top="0.5pt solid #000000" fo:border-bottom="0.5pt solid #000000"/>
    </style:style>
    <style:style style:name="Table1.E1" style:family="table-cell">
      <style:table-cell-properties fo:padding-left="0.009cm" fo:padding-right="0.009cm" fo:padding-top="0cm" fo:padding-bottom="0cm" fo:border-left="0.75pt solid #000000" fo:border-right="0.5pt solid #000000" fo:border-top="0.5pt solid #000000" fo:border-bottom="0.5pt solid #000000"/>
    </style:style>
    <style:style style:name="Table1.2" style:family="table-row">
      <style:table-row-properties style:min-row-height="2.404cm" fo:keep-together="auto"/>
    </style:style>
    <style:style style:name="Table1.3" style:family="table-row">
      <style:table-row-properties style:min-row-height="2.422cm" fo:keep-together="auto"/>
    </style:style>
    <style:style style:name="Table1.4" style:family="table-row">
      <style:table-row-properties style:min-row-height="2.064cm" fo:keep-together="auto"/>
    </style:style>
    <style:style style:name="Table1.A5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1.D5" style:family="table-cell">
      <style:table-cell-properties fo:padding-left="0.009cm" fo:padding-right="0.009cm" fo:padding-top="0cm" fo:padding-bottom="0cm" fo:border-left="0.5pt solid #000000" fo:border-right="0.75pt solid #000000" fo:border-top="none" fo:border-bottom="0.5pt solid #000000"/>
    </style:style>
    <style:style style:name="Table1.E5" style:family="table-cell">
      <style:table-cell-properties fo:padding-left="0.009cm" fo:padding-right="0.009cm" fo:padding-top="0cm" fo:padding-bottom="0cm" fo:border-left="0.75pt solid #000000" fo:border-right="0.5pt solid #000000" fo:border-top="none" fo:border-bottom="0.5pt solid #000000"/>
    </style:style>
    <style:style style:name="P1" style:family="paragraph" style:parent-style-name="Standard" style:master-page-name="Converted1">
      <style:paragraph-properties fo:margin-left="0.635cm" fo:margin-right="0cm" fo:margin-top="0.099cm" fo:margin-bottom="0cm" loext:contextual-spacing="false" fo:text-align="start" style:justify-single-word="false" fo:text-indent="0cm" style:auto-text-indent="false" style:page-number="auto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List_20_Paragraph" style:list-style-name="WWNum1">
      <style:paragraph-properties fo:margin-left="1.695cm" fo:margin-right="0cm" fo:margin-top="0.466cm" fo:margin-bottom="0cm" loext:contextual-spacing="false" fo:line-height="100%" fo:text-align="start" style:justify-single-word="false" fo:text-indent="-0.637cm" style:auto-text-indent="false">
        <style:tab-stops>
          <style:tab-stop style:position="1.693cm"/>
          <style:tab-stop style:position="1.695cm"/>
        </style:tab-stops>
      </style:paragraph-properties>
    </style:style>
    <style:style style:name="P4" style:family="paragraph" style:parent-style-name="List_20_Paragraph" style:list-style-name="WWNum1">
      <style:paragraph-properties fo:margin-left="1.695cm" fo:margin-right="0cm" fo:margin-top="0.055cm" fo:margin-bottom="0cm" loext:contextual-spacing="false" fo:line-height="100%" fo:text-align="start" style:justify-single-word="false" fo:text-indent="-0.637cm" style:auto-text-indent="false">
        <style:tab-stops>
          <style:tab-stop style:position="1.693cm"/>
          <style:tab-stop style:position="1.695cm"/>
        </style:tab-stops>
      </style:paragraph-properties>
    </style:style>
    <style:style style:name="P5" style:family="paragraph" style:parent-style-name="List_20_Paragraph" style:list-style-name="WWNum1">
      <style:paragraph-properties fo:margin-left="1.695cm" fo:margin-right="0cm" fo:margin-top="0.044cm" fo:margin-bottom="0cm" loext:contextual-spacing="false" fo:line-height="100%" fo:text-align="start" style:justify-single-word="false" fo:text-indent="-0.637cm" style:auto-text-indent="false">
        <style:tab-stops>
          <style:tab-stop style:position="1.693cm"/>
          <style:tab-stop style:position="1.695cm"/>
        </style:tab-stops>
      </style:paragraph-properties>
    </style:style>
    <style:style style:name="P6" style:family="paragraph" style:parent-style-name="List_20_Paragraph" style:list-style-name="WWNum1">
      <style:paragraph-properties fo:margin-left="1.695cm" fo:margin-right="0cm" fo:margin-top="0.071cm" fo:margin-bottom="0cm" loext:contextual-spacing="false" fo:line-height="100%" fo:text-align="start" style:justify-single-word="false" fo:text-indent="-0.637cm" style:auto-text-indent="false">
        <style:tab-stops>
          <style:tab-stop style:position="1.693cm"/>
          <style:tab-stop style:position="1.695cm"/>
        </style:tab-stops>
      </style:paragraph-properties>
    </style:style>
    <style:style style:name="P7" style:family="paragraph" style:parent-style-name="List_20_Paragraph" style:list-style-name="WWNum1">
      <style:paragraph-properties fo:margin-left="1.695cm" fo:margin-right="0cm" fo:margin-top="0.046cm" fo:margin-bottom="0cm" loext:contextual-spacing="false" fo:line-height="100%" fo:text-align="start" style:justify-single-word="false" fo:text-indent="-0.637cm" style:auto-text-indent="false">
        <style:tab-stops>
          <style:tab-stop style:position="1.693cm"/>
          <style:tab-stop style:position="1.695cm"/>
        </style:tab-stops>
      </style:paragraph-properties>
    </style:style>
    <style:style style:name="P8" style:family="paragraph" style:parent-style-name="Table_20_Paragraph">
      <style:paragraph-properties fo:margin-left="0cm" fo:margin-right="0cm" fo:margin-top="0.002cm" fo:margin-bottom="0cm" loext:contextual-spacing="false" fo:text-indent="0cm" style:auto-text-indent="false"/>
      <style:text-properties style:font-name="Times New Roman" fo:font-size="14pt" fo:font-weight="bold" style:font-size-asian="14pt" style:font-weight-asian="bold"/>
    </style:style>
    <style:style style:name="P9" style:family="paragraph" style:parent-style-name="Table_20_Paragraph">
      <style:paragraph-properties fo:margin-left="0cm" fo:margin-right="0cm" fo:margin-top="0.014cm" fo:margin-bottom="0cm" loext:contextual-spacing="false" fo:text-indent="0cm" style:auto-text-indent="false"/>
      <style:text-properties style:font-name="Times New Roman" fo:font-size="13.5pt" fo:font-weight="bold" style:font-size-asian="13.5pt" style:font-weight-asian="bold"/>
    </style:style>
    <style:style style:name="P10" style:family="paragraph" style:parent-style-name="Table_20_Paragraph">
      <style:paragraph-properties fo:margin-left="0cm" fo:margin-right="0cm" fo:margin-top="0.014cm" fo:margin-bottom="0cm" loext:contextual-spacing="false" fo:text-align="center" style:justify-single-word="false" fo:text-indent="0cm" style:auto-text-indent="false"/>
      <style:text-properties style:font-name="Calibri1" fo:font-size="13.5pt" fo:font-weight="normal" officeooo:rsid="001db98c" officeooo:paragraph-rsid="001db98c" style:font-size-asian="13.5pt" style:font-weight-asian="normal" style:font-weight-complex="normal"/>
    </style:style>
    <style:style style:name="P11" style:family="paragraph" style:parent-style-name="Table_20_Paragraph">
      <style:paragraph-properties fo:margin-left="0cm" fo:margin-right="0cm" fo:margin-top="0.004cm" fo:margin-bottom="0cm" loext:contextual-spacing="false" fo:text-indent="0cm" style:auto-text-indent="false"/>
      <style:text-properties fo:font-size="14pt" officeooo:rsid="001db98c" officeooo:paragraph-rsid="001db98c" style:font-size-asian="14pt" style:font-size-complex="14pt"/>
    </style:style>
    <style:style style:name="P12" style:family="paragraph" style:parent-style-name="Table_20_Paragraph">
      <style:paragraph-properties fo:margin-left="0.21cm" fo:margin-right="0.272cm" fo:margin-top="0.004cm" fo:margin-bottom="0cm" loext:contextual-spacing="false" fo:line-height="0.67cm" fo:text-indent="0cm" style:auto-text-indent="false"/>
    </style:style>
    <style:style style:name="P13" style:family="paragraph" style:parent-style-name="Table_20_Paragraph">
      <style:paragraph-properties fo:margin-left="0.21cm" fo:margin-right="0.259cm" fo:margin-top="0.004cm" fo:margin-bottom="0cm" loext:contextual-spacing="false" fo:line-height="0.67cm" fo:text-indent="0cm" style:auto-text-indent="false"/>
    </style:style>
    <style:style style:name="P14" style:family="paragraph" style:parent-style-name="Table_20_Paragraph">
      <style:paragraph-properties fo:margin-left="0.208cm" fo:margin-right="0.568cm" fo:margin-top="0.004cm" fo:margin-bottom="0cm" loext:contextual-spacing="false" fo:line-height="0.67cm" fo:text-indent="0cm" style:auto-text-indent="false"/>
    </style:style>
    <style:style style:name="P15" style:family="paragraph" style:parent-style-name="Table_20_Paragraph">
      <style:paragraph-properties fo:margin-left="0.208cm" fo:margin-right="0.568cm" fo:margin-top="0.004cm" fo:margin-bottom="0cm" loext:contextual-spacing="false" fo:text-indent="0cm" style:auto-text-indent="false"/>
      <style:text-properties officeooo:paragraph-rsid="001db98c"/>
    </style:style>
    <style:style style:name="P16" style:family="paragraph" style:parent-style-name="Table_20_Paragraph">
      <style:paragraph-properties fo:margin-left="0.208cm" fo:margin-right="0.568cm" fo:text-indent="0cm" style:auto-text-indent="false"/>
      <style:text-properties officeooo:rsid="001db98c" officeooo:paragraph-rsid="001db98c"/>
    </style:style>
    <style:style style:name="P17" style:family="paragraph" style:parent-style-name="Table_20_Paragraph">
      <style:paragraph-properties fo:margin-left="0.189cm" fo:margin-right="1.304cm" fo:margin-top="0.004cm" fo:margin-bottom="0cm" loext:contextual-spacing="false" fo:line-height="0.67cm" fo:text-indent="0cm" style:auto-text-indent="false"/>
    </style:style>
    <style:style style:name="P18" style:family="paragraph" style:parent-style-name="Table_20_Paragraph">
      <style:paragraph-properties fo:margin-left="0.183cm" fo:margin-right="0cm" fo:margin-top="0.012cm" fo:margin-bottom="0cm" loext:contextual-spacing="false" fo:text-indent="0cm" style:auto-text-indent="false"/>
    </style:style>
    <style:style style:name="P19" style:family="paragraph" style:parent-style-name="Table_20_Paragraph">
      <style:paragraph-properties fo:margin-top="0.004cm" fo:margin-bottom="0cm" loext:contextual-spacing="false"/>
    </style:style>
    <style:style style:name="P20" style:family="paragraph" style:parent-style-name="Table_20_Paragraph">
      <style:paragraph-properties fo:margin-top="0.004cm" fo:margin-bottom="0cm" loext:contextual-spacing="false"/>
      <style:text-properties fo:font-size="14pt" officeooo:rsid="001db98c" officeooo:paragraph-rsid="001db98c" style:font-size-asian="14pt" style:font-size-complex="14pt"/>
    </style:style>
    <style:style style:name="P21" style:family="paragraph" style:parent-style-name="Table_20_Paragraph">
      <style:paragraph-properties fo:margin-left="0.208cm" fo:margin-right="0cm" fo:text-indent="0cm" style:auto-text-indent="false"/>
    </style:style>
    <style:style style:name="P22" style:family="paragraph" style:parent-style-name="Table_20_Paragraph">
      <style:paragraph-properties fo:margin-left="0.208cm" fo:margin-right="0cm" fo:text-indent="0cm" style:auto-text-indent="false"/>
      <style:text-properties fo:font-size="14pt" officeooo:rsid="001db98c" officeooo:paragraph-rsid="001db98c" style:font-size-asian="14pt" style:font-size-complex="14pt"/>
    </style:style>
    <style:style style:name="P23" style:family="paragraph" style:parent-style-name="Table_20_Paragraph">
      <style:paragraph-properties fo:margin-left="0.817cm" fo:margin-right="0cm" fo:text-indent="0cm" style:auto-text-indent="false"/>
    </style:style>
    <style:style style:name="P24" style:family="paragraph" style:parent-style-name="Table_20_Paragraph">
      <style:paragraph-properties fo:margin-left="0.818cm" fo:margin-right="0cm" fo:text-indent="0cm" style:auto-text-indent="false"/>
    </style:style>
    <style:style style:name="P25" style:family="paragraph" style:parent-style-name="Table_20_Paragraph">
      <style:paragraph-properties fo:margin-left="0.21cm" fo:margin-right="1.677cm" fo:text-indent="0cm" style:auto-text-indent="false"/>
    </style:style>
    <style:style style:name="P26" style:family="paragraph" style:parent-style-name="Table_20_Paragraph">
      <style:paragraph-properties fo:margin-left="0.21cm" fo:margin-right="1.677cm" fo:text-indent="0cm" style:auto-text-indent="false"/>
      <style:text-properties fo:font-size="14pt" style:font-size-asian="14pt" style:font-size-complex="14pt"/>
    </style:style>
    <style:style style:name="P27" style:family="paragraph" style:parent-style-name="Table_20_Paragraph">
      <style:paragraph-properties fo:margin-left="0.21cm" fo:margin-right="1.677cm" fo:text-indent="0cm" style:auto-text-indent="false"/>
      <style:text-properties fo:font-size="14pt" officeooo:rsid="001db98c" officeooo:paragraph-rsid="001db98c" style:font-size-asian="14pt" style:font-size-complex="14pt"/>
    </style:style>
    <style:style style:name="P28" style:family="paragraph" style:parent-style-name="Table_20_Paragraph">
      <style:paragraph-properties fo:margin-left="0.841cm" fo:margin-right="0cm" fo:text-indent="0cm" style:auto-text-indent="false"/>
    </style:style>
    <style:style style:name="P29" style:family="paragraph" style:parent-style-name="Table_20_Paragraph">
      <style:paragraph-properties fo:margin-left="0.734cm" fo:margin-right="0cm" fo:text-indent="0cm" style:auto-text-indent="false"/>
    </style:style>
    <style:style style:name="P30" style:family="paragraph" style:parent-style-name="Table_20_Paragraph">
      <style:paragraph-properties fo:margin-left="0.734cm" fo:margin-right="0cm" fo:text-indent="0cm" style:auto-text-indent="false"/>
      <style:text-properties officeooo:paragraph-rsid="001db98c"/>
    </style:style>
    <style:style style:name="P31" style:family="paragraph" style:parent-style-name="Heading_20_1">
      <style:paragraph-properties>
        <style:tab-stops>
          <style:tab-stop style:position="4.801cm"/>
        </style:tab-stops>
      </style:paragraph-properties>
    </style:style>
    <style:style style:name="P32" style:family="paragraph" style:parent-style-name="Heading_20_1">
      <style:paragraph-properties fo:margin-left="0cm" fo:margin-right="0cm" fo:margin-top="0.589cm" fo:margin-bottom="0cm" loext:contextual-spacing="false" fo:text-indent="0cm" style:auto-text-indent="false"/>
    </style:style>
    <style:style style:name="P33" style:family="paragraph" style:parent-style-name="Text_20_body">
      <style:text-properties fo:font-size="10pt" fo:font-weight="bold" style:font-size-asian="10pt" style:font-weight-asian="bold"/>
    </style:style>
    <style:style style:name="P34" style:family="paragraph" style:parent-style-name="Text_20_body">
      <style:text-properties fo:font-size="19pt" style:font-size-asian="19pt"/>
    </style:style>
    <style:style style:name="P35" style:family="paragraph" style:parent-style-name="Text_20_body">
      <style:text-properties fo:font-size="15pt" style:font-size-asian="15pt"/>
    </style:style>
    <style:style style:name="P36" style:family="paragraph" style:parent-style-name="Text_20_body">
      <style:paragraph-properties fo:margin-top="0.018cm" fo:margin-bottom="0cm" loext:contextual-spacing="false"/>
      <style:text-properties fo:font-size="7.5pt" fo:font-weight="bold" style:font-size-asian="7.5pt" style:font-weight-asian="bold"/>
    </style:style>
    <style:style style:name="P37" style:family="paragraph" style:parent-style-name="Text_20_body">
      <style:paragraph-properties fo:margin-top="0.018cm" fo:margin-bottom="0cm" loext:contextual-spacing="false"/>
      <style:text-properties fo:font-size="21pt" style:font-size-asian="21pt"/>
    </style:style>
    <style:style style:name="P38" style:family="paragraph" style:parent-style-name="Text_20_body">
      <style:paragraph-properties fo:margin-top="0.012cm" fo:margin-bottom="0cm" loext:contextual-spacing="false"/>
    </style:style>
    <style:style style:name="P39" style:family="paragraph" style:parent-style-name="Text_20_body">
      <style:paragraph-properties fo:margin-top="0.012cm" fo:margin-bottom="0cm" loext:contextual-spacing="false"/>
      <style:text-properties fo:font-size="10pt" fo:font-weight="bold" style:font-size-asian="10pt" style:font-weight-asian="bold"/>
    </style:style>
    <style:style style:name="P40" style:family="paragraph" style:parent-style-name="Text_20_body">
      <style:paragraph-properties fo:margin-left="0.178cm" fo:margin-right="0cm" fo:margin-top="0.153cm" fo:margin-bottom="0cm" loext:contextual-spacing="false" fo:line-height="0.568cm" fo:text-indent="0cm" style:auto-text-indent="false"/>
      <style:text-properties officeooo:rsid="001db98c" officeooo:paragraph-rsid="001db98c"/>
    </style:style>
    <style:style style:name="P41" style:family="paragraph" style:parent-style-name="Text_20_body">
      <style:paragraph-properties fo:margin-left="0.178cm" fo:margin-right="0cm" fo:line-height="0.568cm" fo:text-indent="0cm" style:auto-text-indent="false"/>
    </style:style>
    <style:style style:name="P42" style:family="paragraph" style:parent-style-name="Text_20_body">
      <style:paragraph-properties fo:margin-left="0.178cm" fo:margin-right="10.77cm" fo:line-height="178%" fo:text-indent="0cm" style:auto-text-indent="false"/>
    </style:style>
    <style:style style:name="P43" style:family="paragraph" style:parent-style-name="Text_20_body">
      <style:paragraph-properties fo:margin-left="0.423cm" fo:margin-right="0.903cm" fo:margin-top="0.437cm" fo:margin-bottom="0cm" loext:contextual-spacing="false" fo:line-height="113%" fo:text-indent="3.81cm" style:auto-text-indent="false"/>
    </style:style>
    <style:style style:name="P44" style:family="paragraph" style:parent-style-name="Text_20_body">
      <style:paragraph-properties fo:margin-top="0.014cm" fo:margin-bottom="0cm" loext:contextual-spacing="false"/>
      <style:text-properties fo:font-size="12pt" style:font-size-asian="12pt"/>
    </style:style>
    <style:style style:name="P45" style:family="paragraph" style:parent-style-name="Text_20_body">
      <style:paragraph-properties fo:margin-top="0.007cm" fo:margin-bottom="0cm" loext:contextual-spacing="false"/>
      <style:text-properties fo:font-size="11.5pt" fo:font-weight="bold" style:font-size-asian="11.5pt" style:font-weight-asian="bold"/>
    </style:style>
    <style:style style:name="P46" style:family="paragraph" style:parent-style-name="Text_20_body">
      <style:paragraph-properties fo:margin-left="0.423cm" fo:margin-right="8.063cm" fo:margin-top="0.453cm" fo:margin-bottom="0cm" loext:contextual-spacing="false" fo:line-height="181%" fo:text-indent="0cm" style:auto-text-indent="false"/>
    </style:style>
    <style:style style:name="P47" style:family="paragraph" style:parent-style-name="Text_20_body">
      <style:paragraph-properties fo:margin-left="0.423cm" fo:margin-right="0cm" fo:line-height="0.503cm" fo:text-indent="0cm" style:auto-text-indent="false"/>
    </style:style>
    <style:style style:name="P48" style:family="paragraph" style:parent-style-name="Text_20_body">
      <style:paragraph-properties fo:margin-left="0.423cm" fo:margin-right="0cm" fo:margin-top="0.372cm" fo:margin-bottom="0cm" loext:contextual-spacing="false" fo:text-indent="0cm" style:auto-text-indent="false"/>
    </style:style>
    <style:style style:name="P49" style:family="paragraph" style:parent-style-name="Text_20_body">
      <style:paragraph-properties fo:margin-left="1.058cm" fo:margin-right="0.903cm" fo:margin-top="0.445cm" fo:margin-bottom="0cm" loext:contextual-spacing="false" fo:line-height="115%" fo:text-indent="2.618cm" style:auto-text-indent="false"/>
    </style:style>
    <style:style style:name="P50" style:family="paragraph">
      <loext:graphic-properties draw:fill="solid" draw:fill-color="#000000"/>
      <style:paragraph-properties fo:text-align="center"/>
    </style:style>
    <style:style style:name="T1" style:family="text">
      <style:text-properties fo:letter-spacing="0.002cm"/>
    </style:style>
    <style:style style:name="T2" style:family="text">
      <style:text-properties fo:letter-spacing="-0.016cm"/>
    </style:style>
    <style:style style:name="T3" style:family="text">
      <style:text-properties fo:letter-spacing="-0.028cm"/>
    </style:style>
    <style:style style:name="T4" style:family="text">
      <style:text-properties fo:letter-spacing="-0.028cm" officeooo:rsid="001db98c"/>
    </style:style>
    <style:style style:name="T5" style:family="text">
      <style:text-properties fo:letter-spacing="-0.032cm"/>
    </style:style>
    <style:style style:name="T6" style:family="text">
      <style:text-properties fo:letter-spacing="-0.021cm"/>
    </style:style>
    <style:style style:name="T7" style:family="text">
      <style:text-properties fo:color="#0000ff" fo:letter-spacing="-0.021cm" style:text-underline-style="solid" style:text-underline-width="auto" style:text-underline-color="#0000ff" officeooo:rsid="001db98c"/>
    </style:style>
    <style:style style:name="T8" style:family="text">
      <style:text-properties fo:letter-spacing="-0.005cm"/>
    </style:style>
    <style:style style:name="T9" style:family="text">
      <style:text-properties fo:letter-spacing="-0.004cm"/>
    </style:style>
    <style:style style:name="T10" style:family="text">
      <style:text-properties fo:letter-spacing="-0.011cm"/>
    </style:style>
    <style:style style:name="T11" style:family="text">
      <style:text-properties fo:letter-spacing="-0.002cm"/>
    </style:style>
    <style:style style:name="T12" style:family="text">
      <style:text-properties fo:letter-spacing="-0.002cm" style:text-scale="95%"/>
    </style:style>
    <style:style style:name="T13" style:family="text">
      <style:text-properties fo:letter-spacing="-0.012cm"/>
    </style:style>
    <style:style style:name="T14" style:family="text">
      <style:text-properties fo:letter-spacing="-0.118cm"/>
    </style:style>
    <style:style style:name="T15" style:family="text">
      <style:text-properties style:text-scale="95%"/>
    </style:style>
    <style:style style:name="T16" style:family="text">
      <style:text-properties fo:letter-spacing="0.021cm" style:text-scale="95%"/>
    </style:style>
    <style:style style:name="T17" style:family="text">
      <style:text-properties fo:letter-spacing="0.009cm"/>
    </style:style>
    <style:style style:name="T18" style:family="text">
      <style:text-properties fo:letter-spacing="0.009cm" style:text-scale="95%"/>
    </style:style>
    <style:style style:name="T19" style:family="text">
      <style:text-properties fo:letter-spacing="0.012cm" style:text-scale="95%"/>
    </style:style>
    <style:style style:name="T20" style:family="text">
      <style:text-properties fo:letter-spacing="0.046cm" style:text-scale="95%"/>
    </style:style>
    <style:style style:name="T21" style:family="text">
      <style:text-properties fo:letter-spacing="0.005cm" style:text-scale="95%"/>
    </style:style>
    <style:style style:name="T22" style:family="text">
      <style:text-properties fo:letter-spacing="-0.019cm" style:text-scale="95%"/>
    </style:style>
    <style:style style:name="T23" style:family="text">
      <style:text-properties fo:font-size="16pt" style:font-size-asian="16pt"/>
    </style:style>
    <style:style style:name="T24" style:family="text">
      <style:text-properties fo:font-size="16pt" fo:letter-spacing="-0.123cm" style:font-size-asian="16pt"/>
    </style:style>
    <style:style style:name="T25" style:family="text">
      <style:text-properties fo:font-size="16pt" fo:letter-spacing="0.002cm" style:font-size-asian="16pt"/>
    </style:style>
    <style:style style:name="T26" style:family="text">
      <style:text-properties fo:font-size="16pt" fo:letter-spacing="-0.002cm" style:font-size-asian="16pt"/>
    </style:style>
    <style:style style:name="T27" style:family="text">
      <style:text-properties fo:font-size="16pt" fo:letter-spacing="-0.028cm" style:font-size-asian="16pt"/>
    </style:style>
    <style:style style:name="T28" style:family="text">
      <style:text-properties fo:font-size="16pt" fo:letter-spacing="-0.136cm" style:font-size-asian="16pt"/>
    </style:style>
    <style:style style:name="T29" style:family="text">
      <style:text-properties fo:font-size="16pt" fo:letter-spacing="-0.136cm" officeooo:rsid="001db98c" style:font-size-asian="16pt"/>
    </style:style>
    <style:style style:name="T30" style:family="text">
      <style:text-properties fo:font-size="14pt" style:font-size-asian="14pt"/>
    </style:style>
    <style:style style:name="T31" style:family="text">
      <style:text-properties fo:font-size="14pt" style:font-size-asian="14pt" style:text-scale="85%"/>
    </style:style>
    <style:style style:name="T32" style:family="text">
      <style:text-properties fo:font-size="14pt" style:font-size-asian="14pt" style:text-scale="80%"/>
    </style:style>
    <style:style style:name="T33" style:family="text">
      <style:text-properties fo:font-size="14pt" style:font-size-asian="14pt" style:text-scale="95%"/>
    </style:style>
    <style:style style:name="T34" style:family="text">
      <style:text-properties fo:font-size="14pt" officeooo:rsid="001db98c" style:font-size-asian="14pt"/>
    </style:style>
    <style:style style:name="T35" style:family="text">
      <style:text-properties fo:font-size="14pt" fo:letter-spacing="-0.021cm" style:font-size-asian="14pt"/>
    </style:style>
    <style:style style:name="T36" style:family="text">
      <style:text-properties fo:font-size="14pt" fo:letter-spacing="0.002cm" style:font-size-asian="14pt"/>
    </style:style>
    <style:style style:name="T37" style:family="text">
      <style:text-properties fo:font-size="14pt" fo:letter-spacing="0.002cm" style:font-size-asian="14pt" style:text-scale="85%"/>
    </style:style>
    <style:style style:name="T38" style:family="text">
      <style:text-properties fo:font-size="14pt" fo:letter-spacing="0.002cm" style:font-size-asian="14pt" style:text-scale="80%"/>
    </style:style>
    <style:style style:name="T39" style:family="text">
      <style:text-properties fo:font-size="14pt" fo:letter-spacing="0.002cm" style:font-size-asian="14pt" style:text-scale="95%"/>
    </style:style>
    <style:style style:name="T40" style:family="text">
      <style:text-properties fo:font-size="14pt" fo:letter-spacing="0.035cm" style:font-size-asian="14pt" style:text-scale="95%"/>
    </style:style>
    <style:style style:name="T41" style:family="text">
      <style:text-properties fo:font-size="14pt" fo:letter-spacing="-0.102cm" style:font-size-asian="14pt" style:text-scale="95%"/>
    </style:style>
    <style:style style:name="T42" style:family="text">
      <style:text-properties fo:font-size="14pt" fo:letter-spacing="-0.009cm" style:font-size-asian="14pt"/>
    </style:style>
    <style:style style:name="T43" style:family="text">
      <style:text-properties fo:font-size="14pt" fo:letter-spacing="0.044cm" style:font-size-asian="14pt" style:text-scale="95%"/>
    </style:style>
    <style:style style:name="T44" style:family="text">
      <style:text-properties fo:font-size="14pt" fo:letter-spacing="0.056cm" style:font-size-asian="14pt" style:text-scale="95%"/>
    </style:style>
    <style:style style:name="T45" style:family="text">
      <style:text-properties fo:font-size="14pt" fo:letter-spacing="0.019cm" style:font-size-asian="14pt" style:text-scale="95%"/>
    </style:style>
    <style:style style:name="T46" style:family="text">
      <style:text-properties fo:font-size="14pt" fo:letter-spacing="-0.011cm" style:font-size-asian="14pt"/>
    </style:style>
    <style:style style:name="T47" style:family="text">
      <style:text-properties fo:font-size="14pt" fo:letter-spacing="0.004cm" style:font-size-asian="14pt" style:text-scale="95%"/>
    </style:style>
    <style:style style:name="T48" style:family="text">
      <style:text-properties fo:font-size="14pt" fo:letter-spacing="0.039cm" style:font-size-asian="14pt" style:text-scale="95%"/>
    </style:style>
    <style:style style:name="T49" style:family="text">
      <style:text-properties fo:font-size="14pt" fo:letter-spacing="0.046cm" style:font-size-asian="14pt" style:text-scale="95%"/>
    </style:style>
    <style:style style:name="T50" style:family="text">
      <style:text-properties fo:font-size="14pt" fo:letter-spacing="0.037cm" style:font-size-asian="14pt" style:text-scale="95%"/>
    </style:style>
    <style:style style:name="T51" style:family="text">
      <style:text-properties fo:font-size="14pt" fo:letter-spacing="0.012cm" style:font-size-asian="14pt" style:text-scale="95%"/>
    </style:style>
    <style:style style:name="T52" style:family="text">
      <style:text-properties fo:font-size="14pt" fo:letter-spacing="-0.016cm" style:font-size-asian="14pt"/>
    </style:style>
    <style:style style:name="T53" style:family="text">
      <style:text-properties fo:font-size="14pt" fo:letter-spacing="-0.032cm" style:font-size-asian="14pt"/>
    </style:style>
    <style:style style:name="T54" style:family="text">
      <style:text-properties fo:font-size="14pt" fo:letter-spacing="-0.018cm" style:font-size-asian="14pt"/>
    </style:style>
    <style:style style:name="T55" style:family="text">
      <style:text-properties fo:font-size="14pt" fo:letter-spacing="-0.03cm" style:font-size-asian="14pt"/>
    </style:style>
    <style:style style:name="T56" style:family="text">
      <style:text-properties fo:font-size="14pt" fo:letter-spacing="0.025cm" style:font-size-asian="14pt" style:text-scale="95%"/>
    </style:style>
    <style:style style:name="T57" style:family="text">
      <style:text-properties fo:font-size="14pt" fo:letter-spacing="0.078cm" style:font-size-asian="14pt" style:text-scale="95%"/>
    </style:style>
    <style:style style:name="T58" style:family="text">
      <style:text-properties fo:font-size="14pt" fo:letter-spacing="0.062cm" style:font-size-asian="14pt" style:text-scale="95%"/>
    </style:style>
    <style:style style:name="T59" style:family="text">
      <style:text-properties fo:font-size="14pt" fo:letter-spacing="0.053cm" style:font-size-asian="14pt" style:text-scale="95%"/>
    </style:style>
    <style:style style:name="T60" style:family="text">
      <style:text-properties fo:font-size="20pt" fo:font-weight="bold" style:font-size-asian="20pt" style:font-weight-asian="bold"/>
    </style:style>
    <style:style style:name="T61" style:family="text">
      <style:text-properties fo:font-size="20pt" fo:letter-spacing="-0.025cm" fo:font-weight="bold" style:font-size-asian="20pt" style:font-weight-asian="bold"/>
    </style:style>
    <style:style style:name="T62" style:family="text">
      <style:text-properties fo:letter-spacing="0.004cm"/>
    </style:style>
    <style:style style:name="T63" style:family="text">
      <style:text-properties fo:letter-spacing="0.011cm"/>
    </style:style>
    <style:style style:name="T64" style:family="text">
      <style:text-properties fo:letter-spacing="-0.014cm"/>
    </style:style>
    <style:style style:name="T65" style:family="text">
      <style:text-properties fo:letter-spacing="-0.026cm"/>
    </style:style>
    <style:style style:name="T66" style:family="text">
      <style:text-properties fo:letter-spacing="-0.03cm"/>
    </style:style>
    <style:style style:name="T67" style:family="text">
      <style:text-properties fo:letter-spacing="-0.023cm"/>
    </style:style>
    <style:style style:name="T68" style:family="text">
      <style:text-properties fo:letter-spacing="-0.018cm"/>
    </style:style>
    <style:style style:name="T69" style:family="text">
      <style:text-properties fo:letter-spacing="-0.037cm"/>
    </style:style>
    <style:style style:name="T70" style:family="text">
      <style:text-properties fo:letter-spacing="-0.025cm"/>
    </style:style>
    <style:style style:name="T71" style:family="text">
      <style:text-properties fo:letter-spacing="0.016cm" style:text-scale="95%"/>
    </style:style>
    <style:style style:name="T72" style:family="text">
      <style:text-properties fo:letter-spacing="0.048cm" style:text-scale="95%"/>
    </style:style>
    <style:style style:name="T73" style:family="text">
      <style:text-properties fo:letter-spacing="0.032cm" style:text-scale="95%"/>
    </style:style>
    <style:style style:name="T74" style:family="text">
      <style:text-properties fo:letter-spacing="0.056cm" style:text-scale="95%"/>
    </style:style>
    <style:style style:name="T75" style:family="text">
      <style:text-properties fo:letter-spacing="0.06cm" style:text-scale="95%"/>
    </style:style>
    <style:style style:name="T76" style:family="text">
      <style:text-properties fo:letter-spacing="0.042cm" style:text-scale="95%"/>
    </style:style>
    <style:style style:name="T77" style:family="text">
      <style:text-properties fo:letter-spacing="-0.113cm" style:text-scale="95%"/>
    </style:style>
    <style:style style:name="T78" style:family="text">
      <style:text-properties fo:letter-spacing="-0.007cm"/>
    </style:style>
    <style:style style:name="T79" style:family="text">
      <style:text-properties fo:letter-spacing="0.026cm"/>
    </style:style>
    <style:style style:name="T80" style:family="text">
      <style:text-properties fo:letter-spacing="0.007cm"/>
    </style:style>
    <style:style style:name="T81" style:family="text">
      <style:text-properties officeooo:rsid="001db98c"/>
    </style:style>
    <style:style style:name="T82" style:family="text">
      <style:text-properties style:font-name="Calibri1"/>
    </style:style>
    <style:style style:name="T83" style:family="text">
      <style:text-properties style:font-name="Calibri1" fo:font-size="14pt" style:font-size-asian="12.25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horizontal-align="center" draw:textarea-vertical-align="top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><text:bookmark text:name="Resume"/>Resume</text:p>
        <text:p text:style-name="P33"/>
        <text:p text:style-name="P36"><draw:rect text:anchor-type="char" draw:z-index="0" draw:style-name="gr1" draw:text-style-name="P50" svg:width="16.618cm" svg:height="0.018cm" svg:x="2.491cm" svg:y="0.392cm"><text:p/></draw:rect></text:p>
        <text:p text:style-name="P33"/>
        <text:p text:style-name="P39"/>
        <text:p text:style-name="P40">A.T. Ligin</text:p>
        <text:p text:style-name="P42"><text:span text:style-name="T81">Master</text:span> of Computer Application<text:span text:style-name="T1"> </text:span>Phone<text:span text:style-name="T2"> </text:span>No:<text:span text:style-name="T3"> </text:span><text:span text:style-name="T4">9080166593</text:span></text:p>
        <text:p text:style-name="P41">E-Mail<text:span text:style-name="T5"> </text:span>Id:<text:span text:style-name="T6"> </text:span><text:a xlink:type="simple" xlink:href="mailto:vignes20012003@gmail.com" text:style-name="ListLabel_20_10" text:visited-style-name="ListLabel_20_10"><text:span text:style-name="T7">l</text:span></text:a><text:span text:style-name="T7">ightligin027@gmail.com</text:span></text:p>
        <text:p text:style-name="P38"/>
        <text:h text:style-name="Heading_20_1" text:outline-level="2"><text:bookmark text:name="OBJECTIVE"/>OBJECTIVE</text:h>
        <text:p text:style-name="P43">To<text:span text:style-name="T8"> </text:span>be<text:span text:style-name="T9"> </text:span>an<text:span text:style-name="T10"> </text:span>efficient<text:span text:style-name="T8"> </text:span>Software<text:span text:style-name="T11"> </text:span>Professional<text:span text:style-name="T8"> </text:span>in<text:span text:style-name="T13"> </text:span>an organization<text:span text:style-name="T2"> </text:span>&amp;<text:span text:style-name="T14"> </text:span><text:span text:style-name="T15">looking forward</text:span><text:span text:style-name="T16"> </text:span><text:span text:style-name="T15">to</text:span><text:span text:style-name="T18"> </text:span><text:span text:style-name="T15">a</text:span><text:span text:style-name="T19"> </text:span><text:span text:style-name="T15">while</text:span><text:span text:style-name="T16"> </text:span><text:span text:style-name="T15">being</text:span><text:span text:style-name="T12"> </text:span><text:span text:style-name="T15">resourceful,</text:span><text:span text:style-name="T20"> </text:span><text:span text:style-name="T15">innovative</text:span><text:span text:style-name="T21"> </text:span><text:span text:style-name="T15">and</text:span><text:span text:style-name="T22"> </text:span><text:span text:style-name="T15">flexible.</text:span></text:p>
        <text:p text:style-name="P44"/>
        <text:h text:style-name="P31" text:outline-level="2"><text:bookmark text:name="ACADEMIC QUALIFICATION"/>ACADEMIC<text:tab/>QUALIFICATION</text:h>
        <text:p text:style-name="P45"/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<text:span text:style-name="T23">Name of</text:span><text:span text:style-name="T24"> </text:span><text:span text:style-name="T23">Exam</text:span></text:p>
          </table:table-cell>
          <table:table-cell table:style-name="Table1.A1" office:value-type="string">
            <text:p text:style-name="P13"><text:span text:style-name="T23">Name of</text:span><text:span text:style-name="T25"> </text:span><text:span text:style-name="T26">Board/University</text:span></text:p>
          </table:table-cell>
          <table:table-cell table:style-name="Table1.A1" office:value-type="string">
            <text:p text:style-name="P14"><text:span text:style-name="T23">Name of</text:span><text:span text:style-name="T25"> </text:span><text:span text:style-name="T26">School/College</text:span></text:p>
          </table:table-cell>
          <table:table-cell table:style-name="Table1.D1" office:value-type="string">
            <text:p text:style-name="P17"><text:span text:style-name="T23">Year of</text:span><text:span text:style-name="T24"> </text:span><text:span text:style-name="T23">Passing</text:span></text:p>
          </table:table-cell>
          <table:table-cell table:style-name="Table1.E1" office:value-type="string">
            <text:p text:style-name="P18"><text:span text:style-name="T23">Percentage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T30">SSLC</text:span></text:p>
          </table:table-cell>
          <table:table-cell table:style-name="Table1.A1" office:value-type="string">
            <text:p text:style-name="P19"><text:span text:style-name="T30">State</text:span><text:span text:style-name="T35"> </text:span><text:span text:style-name="T30">Board</text:span></text:p>
          </table:table-cell>
          <table:table-cell table:style-name="Table1.A1" office:value-type="string">
            <text:p text:style-name="P16"><text:span text:style-name="T30">Bishop corrie anglo indian higher sec school</text:span></text:p>
          </table:table-cell>
          <table:table-cell table:style-name="Table1.D1" office:value-type="string">
            <text:p text:style-name="P8"/>
            <text:p text:style-name="P23"><text:span text:style-name="T30">2017</text:span></text:p>
          </table:table-cell>
          <table:table-cell table:style-name="Table1.E1" office:value-type="string">
            <text:p text:style-name="P8"/>
            <text:p text:style-name="P24"><text:span text:style-name="T34">7</text:span><text:span text:style-name="T30">7.4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30">HSSLC</text:span></text:p>
          </table:table-cell>
          <table:table-cell table:style-name="Table1.A1" office:value-type="string">
            <text:p text:style-name="P19"><text:span text:style-name="T30">State</text:span><text:span text:style-name="T35"> </text:span><text:span text:style-name="T30">Board</text:span></text:p>
          </table:table-cell>
          <table:table-cell table:style-name="Table1.A1" office:value-type="string">
            <text:p text:style-name="P15"><text:span text:style-name="T34">Bishop corrie anglo indian higher sec school</text:span></text:p>
          </table:table-cell>
          <table:table-cell table:style-name="Table1.D1" office:value-type="string">
            <text:p text:style-name="P8"/>
            <text:p text:style-name="P23"><text:span text:style-name="T30">2019</text:span></text:p>
          </table:table-cell>
          <table:table-cell table:style-name="Table1.E1" office:value-type="string">
            <text:p text:style-name="P8"/>
            <text:p text:style-name="P24"><text:span text:style-name="T34">53</text:span><text:span text:style-name="T30">.6</text:span></text:p>
          </table:table-cell>
        </table:table-row>
        <table:table-row table:style-name="Table1.4">
          <table:table-cell table:style-name="Table1.A1" office:value-type="string">
            <text:p text:style-name="P19"><text:span text:style-name="T30">BCA</text:span></text:p>
          </table:table-cell>
          <table:table-cell table:style-name="Table1.A1" office:value-type="string">
            <text:p text:style-name="P25"><text:span text:style-name="T33">University</text:span><text:span text:style-name="T40"> </text:span><text:span text:style-name="T33">of</text:span><text:span text:style-name="T41"> </text:span><text:span text:style-name="T30">Madras</text:span></text:p>
          </table:table-cell>
          <table:table-cell table:style-name="Table1.A1" office:value-type="string">
            <text:p text:style-name="P21"><text:span text:style-name="T33">Thiruthangal</text:span><text:span text:style-name="T39"> </text:span><text:span text:style-name="T33">Nadar</text:span><text:span text:style-name="T41"> </text:span><text:span text:style-name="T30">College,</text:span><text:span text:style-name="T42"> </text:span><text:span text:style-name="T30">Chennai</text:span></text:p>
          </table:table-cell>
          <table:table-cell table:style-name="Table1.D1" office:value-type="string">
            <text:p text:style-name="P9"/>
            <text:p text:style-name="P28"><text:span text:style-name="T30">2022</text:span></text:p>
          </table:table-cell>
          <table:table-cell table:style-name="Table1.E1" office:value-type="string">
            <text:p text:style-name="P9"/>
            <text:p text:style-name="P29"><text:span text:style-name="T34">76.5</text:span></text:p>
            <text:p text:style-name="P30"><text:span text:style-name="T30"/></text:p>
          </table:table-cell>
        </table:table-row>
        <table:table-row table:style-name="Table1.4">
          <table:table-cell table:style-name="Table1.A5" office:value-type="string">
            <text:p text:style-name="P20"/>
            <text:p text:style-name="P11"><text:s text:c="3"/>MCA</text:p>
          </table:table-cell>
          <table:table-cell table:style-name="Table1.A5" office:value-type="string">
            <text:p text:style-name="P26"/>
            <text:p text:style-name="P27">MGR University</text:p>
          </table:table-cell>
          <table:table-cell table:style-name="Table1.A5" office:value-type="string">
            <text:p text:style-name="P21"/>
            <text:p text:style-name="P22">MGR Educational Institute</text:p>
          </table:table-cell>
          <table:table-cell table:style-name="Table1.D5" office:value-type="string">
            <text:p text:style-name="P9"/>
            <text:p text:style-name="P10">2025</text:p>
          </table:table-cell>
          <table:table-cell table:style-name="Table1.E5" office:value-type="string">
            <text:p text:style-name="P9"/>
            <text:p text:style-name="P10">Pursuing</text:p>
          </table:table-cell>
        </table:table-row>
      </table:table>
      <text:p text:style-name="P1"><text:span text:style-name="T60">SOFTWARE</text:span><text:span text:style-name="T61"> </text:span><text:span text:style-name="T60">SKILS</text:span></text:p>
      <text:p text:style-name="P46">Languages:<text:span text:style-name="T10"> </text:span>C,<text:span text:style-name="T62"> </text:span>C++,<text:span text:style-name="T8"> </text:span>Python,<text:span text:style-name="T63"> </text:span>HTML,<text:span text:style-name="T62"> </text:span>CSS<text:span text:style-name="T1"> </text:span>Additional<text:span text:style-name="T6"> </text:span>Skill:<text:span text:style-name="T64"> </text:span>Type<text:span text:style-name="T13"> </text:span>Writing<text:span text:style-name="T65"> </text:span>Junior,<text:span text:style-name="T11"> </text:span>MS<text:span text:style-name="T2"> </text:span>Office</text:p>
      <text:p text:style-name="P47">Operating<text:span text:style-name="T66"> </text:span>System:<text:span text:style-name="T67"> </text:span>Windows<text:span text:style-name="T11"> </text:span>7/server<text:span text:style-name="T2"> </text:span>edition/XP<text:span text:style-name="T17"> </text:span>Hardware</text:p>
      <text:p text:style-name="P48">Skills:<text:span text:style-name="T64"> </text:span>Assembling<text:span text:style-name="T68"> </text:span>of<text:span text:style-name="T2"> </text:span>PC</text:p>
      <text:p text:style-name="P37"/>
      <text:h text:style-name="Heading_20_1" text:outline-level="2"><text:bookmark text:name="PERSONAL SKILLS &amp; STRENGTHS"/>PERSONAL<text:span text:style-name="T69"> </text:span>SKILLS<text:span text:style-name="T70"> </text:span>&amp;<text:span text:style-name="T66"> </text:span>STRENGTHS</text:h>
      <text:list xml:id="list3327354841" text:style-name="WWNum1">
        <text:list-item>
          <text:p text:style-name="P3"><text:span text:style-name="T33">Motivating</text:span><text:span text:style-name="T43"> </text:span><text:span text:style-name="T33">&amp;</text:span><text:span text:style-name="T44"> </text:span><text:span text:style-name="T33">goal</text:span><text:span text:style-name="T45"> </text:span><text:span text:style-name="T33">oriented.</text:span></text:p>
        </text:list-item>
        <text:list-item>
          <text:p text:style-name="P4"><text:span text:style-name="T30">Willingness</text:span><text:span text:style-name="T35"> </text:span><text:span text:style-name="T30">to</text:span><text:span text:style-name="T46"> </text:span><text:span text:style-name="T30">learn.</text:span></text:p>
        </text:list-item>
        <text:list-item>
          <text:p text:style-name="P5"><text:span text:style-name="T33">Ability</text:span><text:span text:style-name="T47"> </text:span><text:span text:style-name="T33">to</text:span><text:span text:style-name="T40"> </text:span><text:span text:style-name="T33">be</text:span><text:span text:style-name="T48"> </text:span><text:span text:style-name="T33">a</text:span><text:span text:style-name="T49"> </text:span><text:span text:style-name="T33">good</text:span><text:span text:style-name="T50"> </text:span><text:span text:style-name="T33">team</text:span><text:span text:style-name="T51"> </text:span><text:span text:style-name="T33">player.</text:span></text:p>
        </text:list-item>
        <text:list-item>
          <text:p text:style-name="P6"><text:span text:style-name="T30">Good</text:span><text:span text:style-name="T52"> </text:span><text:span text:style-name="T30">analytical</text:span><text:span text:style-name="T53"> </text:span><text:span text:style-name="T30">&amp;</text:span><text:span text:style-name="T54"> </text:span><text:span text:style-name="T30">logical</text:span><text:span text:style-name="T55"> </text:span><text:span text:style-name="T30">skills.</text:span></text:p>
        </text:list-item>
        <text:list-item>
          <text:p text:style-name="P7"><text:span text:style-name="T33">Ability</text:span><text:span text:style-name="T56"> </text:span><text:span text:style-name="T33">to</text:span><text:span text:style-name="T57"> </text:span><text:span text:style-name="T33">find</text:span><text:span text:style-name="T58"> </text:span><text:span text:style-name="T33">solution</text:span><text:span text:style-name="T59"> </text:span><text:span text:style-name="T33">strategy.</text:span></text:p>
        </text:list-item>
      </text:list>
      <text:p text:style-name="P34"/>
      <text:h text:style-name="P32" text:outline-level="2"><text:span text:style-name="T2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423cm" fo:margin-right="0cm" fo:text-indent="0cm" style:auto-text-indent="false"/>
      <style:text-properties style:font-name="Times New Roman" fo:font-family="'Times New Roman'" style:font-family-generic="roman" style:font-pitch="variable" fo:font-size="20pt" fo:language="en" fo:country="US" fo:font-weight="bold" style:font-name-asian="Times New Roman1" style:font-family-asian="'Times New Roman'" style:font-family-generic-asian="system" style:font-pitch-asian="variable" style:font-size-asian="2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6.518cm" fo:margin-right="9.019cm" fo:margin-top="0.099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2pt" fo:language="en" fo:country="US" fo:font-weight="bold" style:font-name-asian="Times New Roman1" style:font-family-asian="'Times New Roman'" style:font-family-generic-asian="system" style:font-pitch-asian="variable" style:font-size-asian="2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695cm" fo:margin-right="0cm" fo:margin-top="0.044cm" fo:margin-bottom="0cm" loext:contextual-spacing="false" fo:text-indent="-0.637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21cm" fo:margin-right="0cm" fo:text-indent="0cm" style:auto-text-indent="false"/>
      <style:text-properties style:font-name="Calibri" fo:font-family="Calibri" style:font-family-generic="roman" style:font-pitch="variable" fo:language="en" fo:country="U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language="en" fo:country="US" style:font-name-asian="Symbol1" style:font-family-asian="Symbol" style:font-family-generic-asian="system" style:font-pitch-asian="variable" style:font-size-asian="16pt" style:language-asian="en" style:country-asian="US" style:font-name-complex="Symbol1" style:font-family-complex="Symbol" style:font-family-generic-complex="system" style:font-pitch-complex="variable" style:font-size-complex="16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color="#0000ff" style:text-underline-style="solid" style:text-underline-width="auto" style:text-underline-color="#0000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7cm" fo:margin-left="1.695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3.348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7cm" fo:margin-left="5.002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6.657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7cm" fo:margin-left="8.311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7cm" fo:margin-left="9.966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7cm" fo:margin-left="11.621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7cm" fo:margin-left="13.27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7cm" fo:margin-left="14.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05cm" fo:margin-bottom="0.494cm" fo:margin-left="2.117cm" fo:margin-right="1.2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34cm" fo:margin-bottom="0.494cm" fo:margin-left="2.117cm" fo:margin-right="1.235cm" style:writing-mode="lr-tb" style:layout-grid-color="#c0c0c0" style:layout-grid-lines="250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xs</meta:initial-creator>
    <meta:creation-date>2024-07-09T08:20:13</meta:creation-date>
    <dc:date>2024-07-09T13:58:25.210000000</dc:date>
    <meta:editing-duration>PT10M2S</meta:editing-duration>
    <meta:generator>Trio_Office/6.2.8.2$Windows_x86 LibreOffice_project/</meta:generator>
    <meta:editing-cycles>1</meta:editing-cycles>
    <meta:document-statistic meta:table-count="1" meta:image-count="0" meta:object-count="0" meta:page-count="2" meta:paragraph-count="42" meta:word-count="149" meta:character-count="962" meta:non-whitespace-character-count="857"/>
    <meta:user-defined meta:name="AppVersion">12.0000</meta:user-defined>
    <meta:user-defined meta:name="Created" meta:value-type="date">2022-04-28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4-07-0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